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2" style:list-style-name="">
      <style:paragraph-properties fo:margin-left="0in" fo:margin-top="0.139in" fo:margin-bottom="0.0835in" style:contextual-spacing="false" fo:text-align="start" style:justify-single-word="false" fo:text-indent="0in" style:auto-text-indent="false" style:writing-mode="lr-tb"/>
    </style:style>
    <style:style style:name="P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3" style:family="paragraph" style:parent-style-name="Horizontal_20_Line">
      <style:paragraph-properties fo:margin-top="0in" fo:margin-bottom="0.1965in" style:contextual-spacing="false" fo:text-align="start" style:justify-single-word="false" style:border-line-width-bottom="0.0035in 0.0035in 0.0035in" fo:padding="0in" fo:border-left="none" fo:border-right="none" fo:border-top="none" fo:border-bottom="0.74pt double #808080" text:number-lines="false" text:line-number="0" style:writing-mode="lr-tb"/>
    </style:style>
    <style:style style:name="P4" style:family="paragraph" style:parent-style-name="Heading_20_2">
      <style:paragraph-properties fo:margin-left="0in" fo:text-align="start" style:justify-single-word="false" fo:text-indent="0in" style:auto-text-indent="false" style:writing-mode="lr-tb"/>
    </style:style>
    <style:style style:name="P5" style:family="paragraph" style:parent-style-name="Horizontal_20_Line">
      <style:paragraph-properties fo:text-align="start" style:justify-single-word="false" style:writing-mode="lr-tb"/>
      <style:text-properties fo:font-size="13pt" style:font-size-asian="13pt" style:font-size-complex="13pt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Heading_20_3">
      <style:paragraph-properties fo:margin-left="0in" fo:text-align="start" style:justify-single-word="false" fo:text-indent="0in" style:auto-text-indent="false" style:writing-mode="lr-tb"/>
    </style:style>
    <style:style style:name="P8" style:family="paragraph" style:parent-style-name="Text_20_body" style:list-style-name="WWNum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" style:family="paragraph" style:parent-style-name="Text_20_body">
      <style:paragraph-properties fo:text-align="start" style:justify-single-word="false" style:writing-mode="lr-tb"/>
      <style:text-properties fo:font-size="13pt" style:font-size-asian="13pt" style:font-size-complex="13pt"/>
    </style:style>
    <style:style style:name="P10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ize="13pt" style:font-size-asian="13pt" style:font-size-complex="13pt"/>
    </style:style>
    <style:style style:name="P11" style:family="paragraph" style:parent-style-name="Text_20_body" style:list-style-name="WWNum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" style:family="paragraph" style:parent-style-name="Text_20_body" style:list-style-name="">
      <style:paragraph-properties fo:margin-left="0in" fo:text-align="start" style:justify-single-word="false" fo:text-indent="0in" style:auto-text-indent="false" style:writing-mode="lr-tb"/>
      <style:text-properties fo:font-size="13pt" style:font-size-asian="13pt" style:font-size-complex="13pt"/>
    </style:style>
    <style:style style:name="P13" style:family="paragraph" style:parent-style-name="Text_20_body" style:list-style-name="WWNum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" style:family="paragraph" style:parent-style-name="Text_20_body" style:list-style-name="WWNum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 style:list-style-name="WWNum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" style:family="paragraph" style:parent-style-name="Text_20_body" style:list-style-name="WWNum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" style:family="paragraph" style:parent-style-name="Text_20_body" style:list-style-name="WWNum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 style:list-style-name="WWNum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" style:family="paragraph" style:parent-style-name="Text_20_body" style:list-style-name="">
      <style:paragraph-properties fo:margin-left="0in" fo:text-align="start" style:justify-single-word="false" fo:text-indent="0in" style:auto-text-indent="false" style:writing-mode="lr-tb"/>
    </style:style>
    <style:style style:name="P20" style:family="paragraph" style:parent-style-name="Text_20_body" style:list-style-name="WWNum1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" style:family="paragraph" style:parent-style-name="Text_20_body" style:list-style-name="WWNum1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" style:family="paragraph" style:parent-style-name="Text_20_body" style:list-style-name="WWNum2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" style:family="paragraph" style:parent-style-name="Text_20_body" style:list-style-name="WWNum2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4" style:family="paragraph" style:parent-style-name="Text_20_body" style:list-style-name="WWNum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fo:font-size="13pt" style:font-size-asian="13pt" style:font-size-complex="13pt"/>
    </style:style>
    <style:style style:name="P25" style:family="paragraph" style:parent-style-name="Text_20_body" style:list-style-name="WWNum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6" style:family="paragraph" style:parent-style-name="Text_20_body" style:list-style-name="WWNum1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7" style:family="paragraph" style:parent-style-name="Text_20_body" style:list-style-name="WWNum1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8" style:family="paragraph" style:parent-style-name="Text_20_body">
      <style:paragraph-properties fo:margin-left="0in" fo:text-align="start" style:justify-single-word="false" fo:text-indent="0in" style:auto-text-indent="false" style:writing-mode="lr-tb"/>
    </style:style>
    <style:style style:name="P29" style:family="paragraph" style:parent-style-name="Text_20_body" style:list-style-name="WWNum1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0" style:family="paragraph" style:parent-style-name="Horizontal_20_Line">
      <style:paragraph-properties fo:margin-top="0in" fo:margin-bottom="0.1965in" style:contextual-spacing="false" fo:text-align="start" style:justify-single-word="false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fo:color="#0a0a0a" loext:opacity="100%" fo:font-size="13pt" fo:letter-spacing="normal" style:font-size-asian="13pt" style:font-size-complex="13pt"/>
    </style:style>
    <style:style style:name="T3" style:family="text">
      <style:text-properties fo:font-variant="normal" fo:text-transform="none" fo:color="#0a0a0a" loext:opacity="100%" fo:font-size="13pt" fo:letter-spacing="normal" fo:font-style="normal" fo:font-weight="normal" style:font-size-asian="13pt" style:font-style-asian="normal" style:font-weight-asian="normal" style:font-size-complex="13pt"/>
    </style:style>
    <style:style style:name="T4" style:family="text">
      <style:text-properties style:font-name="Liberation Serif" fo:font-size="13pt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han Duy Nguyen</text:h>
      <text:p text:style-name="P2">Austin, TX<text:line-break/>📞 512-804-9663 | ✉️ person1953@gmail.com | 🇺🇸 US Citizen<text:line-break/>GitHub: <text:a xlink:type="simple" xlink:href="https://github.com/person1953-ux/PRODUCT" office:target-frame-name="_new" xlink:show="replace" text:style-name="Internet_20_link" text:visited-style-name="Visited_20_Internet_20_Link"><text:span text:style-name="Internet_20_link">https://github.com/person1953-ux/PRODUCT</text:span></text:a></text:p>
      <text:p text:style-name="P3"/>
      <text:h text:style-name="P4" text:outline-level="2" loext:marker-style-name="T1"><text:span text:style-name="T1">SENIOR ETL / DATA ENGINEER</text:span><text:span text:style-name="T1"/></text:h>
      <text:p text:style-name="P2"><text:span text:style-name="T1">Senior </text:span><text:span text:style-name="Strong_20_Emphasis"><text:span text:style-name="T1">ETL &amp; Data Engineer</text:span></text:span><text:span text:style-name="T1"> with </text:span><text:span text:style-name="Strong_20_Emphasis"><text:span text:style-name="T1">25+ years of experience</text:span></text:span><text:span text:style-name="T1"> designing, operating, and modernizing </text:span><text:span text:style-name="Strong_20_Emphasis"><text:span text:style-name="T1">large-scale data pipelines</text:span></text:span><text:span text:style-name="T1"> in manufacturing and enterprise environments. Deep expertise in </text:span><text:span text:style-name="Strong_20_Emphasis"><text:span text:style-name="T1">ETL architecture, CDC, data quality, automation, and high-volume processing</text:span></text:span><text:span text:style-name="T1"> for mission-critical systems. Proven leader delivering </text:span><text:span text:style-name="Strong_20_Emphasis"><text:span text:style-name="T1">reliable, high-performance data platforms</text:span></text:span><text:span text:style-name="T1"> across complex ecosystems.</text:span></text:p>
      <text:p text:style-name="P5" loext:marker-style-name="T1"/>
      <text:h text:style-name="P4" text:outline-level="2" loext:marker-style-name="T1"><text:span text:style-name="T1">SKILLS</text:span><text:span text:style-name="T1"/></text:h>
      <text:p text:style-name="P2"><text:span text:style-name="Strong_20_Emphasis"><text:span text:style-name="T1">Languages</text:span></text:span><text:span text:style-name="T1"><text:line-break/>Python, SQL, PL/SQL, Java, C/C++, HTML, CSS</text:span></text:p>
      <text:p text:style-name="P2"><text:span text:style-name="Strong_20_Emphasis"><text:span text:style-name="T1">ETL &amp; Data Integration</text:span></text:span><text:span text:style-name="T1"><text:line-break/>Informatica PowerCenter, Oracle GoldenGate (CDC), SSIS, UNIX automation, REST/SOAP APIs, Tibco RV message (CDC), CI/CD, <text:s/>Tibco Business Work, Oracle Loader,</text:span></text:p>
      <text:p text:style-name="P2"><text:span text:style-name="Strong_20_Emphasis"><text:span text:style-name="T1">Cloud &amp; Data Platforms</text:span></text:span><text:span text:style-name="T1"><text:line-break/>AWS (S3, EC2, IAM, DynamoDB, Glue, Lambda, Athena, CloudWatch), Snowflake, Databricks</text:span></text:p>
      <text:p text:style-name="P6"><text:span text:style-name="Strong_20_Emphasis"><text:span text:style-name="T1">Databases</text:span></text:span><text:span text:style-name="T1"><text:line-break/>Oracle, <text:s text:c="2"/>Oracle Exadata</text:span><text:span text:style-name="T2">, M</text:span><text:span text:style-name="T1">ySQL, PostgreSQL, SQLite, SQL Server, DB2</text:span></text:p>
      <text:p text:style-name="P2"><text:span text:style-name="Strong_20_Emphasis"><text:span text:style-name="T1">Automation &amp; Monitoring</text:span></text:span><text:span text:style-name="T1"><text:line-break/>UNIX cron, Shell scripting, Splunk, Tibco Business Work</text:span></text:p>
      <text:p text:style-name="P2"><text:span text:style-name="Strong_20_Emphasis"><text:span text:style-name="T1">BI &amp; Analytics</text:span></text:span><text:span text:style-name="T1"><text:line-break/>Tableau, matplotlib</text:span></text:p>
      <text:p text:style-name="P2"><text:span text:style-name="Strong_20_Emphasis"><text:span text:style-name="T1">Tools</text:span></text:span><text:span text:style-name="T1"><text:line-break/>Jira, Confluence, Git, GitHub, SQL Developer, PyCharm, Anaconda-Jupyter, VS Code, pgAdmin</text:span></text:p>
      <text:p text:style-name="P2"><text:span text:style-name="Strong_20_Emphasis"><text:span text:style-name="T1">Domains</text:span></text:span><text:span text:style-name="T1"><text:line-break/>Manufacturing Execution Systems (MES), Data Quality, Production ETL, SLA-based Support</text:span></text:p>
      <text:p text:style-name="P5" loext:marker-style-name="T1"/>
      <text:h text:style-name="P4" text:outline-level="2" loext:marker-style-name="T1"><text:soft-page-break/><text:span text:style-name="T1">WORK EXPERIENCE</text:span><text:span text:style-name="T1"/></text:h>
      <text:h text:style-name="P7" text:outline-level="3" loext:marker-style-name="T1"><text:span text:style-name="T1">Samsung Austin Semiconductor</text:span><text:span text:style-name="T1"/></text:h>
      <text:p text:style-name="P2"><text:span text:style-name="Strong_20_Emphasis"><text:span text:style-name="T1">Senior ETL Engineer / Data Engineering Lead</text:span></text:span><text:span text:style-name="T1"><text:line-break/></text:span><text:span text:style-name="Strong_20_Emphasis"><text:span text:style-name="T1">May 2015 – May 2025</text:span></text:span></text:p>
      <text:list text:style-name="WWNum1">
        <text:list-item>
          <text:p text:style-name="P8"><text:span text:style-name="T1">Directed enterprise-scale </text:span><text:span text:style-name="Strong_20_Emphasis"><text:span text:style-name="T1">data pipeline architecture and operations</text:span></text:span><text:span text:style-name="T1">, supporting </text:span><text:span text:style-name="Strong_20_Emphasis"><text:span text:style-name="T1">100+ schemas and 1,000+ tables</text:span></text:span><text:span text:style-name="T1"> for manufacturing analytics.</text:span></text:p>
        </text:list-item>
        <text:list-item>
          <text:p text:style-name="P8"><text:span text:style-name="T1">Owned and operated </text:span><text:span text:style-name="Strong_20_Emphasis"><text:span text:style-name="T1">1,000+ production ETL pipelines</text:span></text:span><text:span text:style-name="T1"> using Informatica, Oracle GoldenGate, Python/UNIX automation, PL/SQL, SSIS, and web service APIs.</text:span></text:p>
        </text:list-item>
        <text:list-item>
          <text:p text:style-name="P8"><text:span text:style-name="T1">Designed </text:span><text:span text:style-name="Strong_20_Emphasis"><text:span text:style-name="T1">scalable ETL frameworks</text:span></text:span><text:span text:style-name="T1"> with scheduling, monitoring, logging, alerting, and failure recovery.</text:span></text:p>
        </text:list-item>
        <text:list-item>
          <text:p text:style-name="P8"><text:span text:style-name="T1">Supported </text:span><text:span text:style-name="Strong_20_Emphasis"><text:span text:style-name="T1">high-volume batch and near–real-time processing</text:span></text:span><text:span text:style-name="T1"> (100M+ rows) delivering analytics-ready datasets.</text:span></text:p>
        </text:list-item>
        <text:list-item>
          <text:p text:style-name="P8"><text:span text:style-name="T1">Provided </text:span><text:span text:style-name="Strong_20_Emphasis"><text:span text:style-name="T1">24/7 production support</text:span></text:span><text:span text:style-name="T1">, resolving data quality and platform issues using SQL, Python/UNIX scripts, and Splunk.</text:span></text:p>
        </text:list-item>
        <text:list-item>
          <text:p text:style-name="P8"><text:span text:style-name="T1">Built ETL releases, enhancements, and modernization initiatives using </text:span><text:span text:style-name="Strong_20_Emphasis"><text:span text:style-name="T1">Jira (Epics, Stories, Tasks)</text:span></text:span><text:span text:style-name="T1">.</text:span></text:p>
        </text:list-item>
        <text:list-item>
          <text:p text:style-name="P8"><text:span text:style-name="T1">Performed </text:span><text:span text:style-name="Strong_20_Emphasis"><text:span text:style-name="T1">Oracle database migrations and Exadata upgrades</text:span></text:span><text:span text:style-name="T1"> with zero data loss.</text:span></text:p>
        </text:list-item>
        <text:list-item>
          <text:p text:style-name="P8" loext:marker-style-name="T1"><text:span text:style-name="T1">Optimized ETL and SQL performance through query tuning, indexing, and statistics management.</text:span><text:span text:style-name="T1"/></text:p>
        </text:list-item>
      </text:list>
      <text:p text:style-name="P9" loext:marker-style-name="T1"/>
      <text:p text:style-name="P5" loext:marker-style-name="T1"/>
      <text:h text:style-name="P7" text:outline-level="3" loext:marker-style-name="T1"><text:span text:style-name="T1">Samsung Austin Semiconductor</text:span><text:span text:style-name="T1"/></text:h>
      <text:p text:style-name="P2"><text:span text:style-name="Strong_20_Emphasis"><text:span text:style-name="T1">Senior System Engineer – Data Platforms</text:span></text:span><text:span text:style-name="T1"><text:line-break/></text:span><text:span text:style-name="Strong_20_Emphasis"><text:span text:style-name="T1">May 2011 – May 2015</text:span></text:span></text:p>
      <text:p text:style-name="P10" loext:marker-style-name="T1"><text:span text:style-name="Strong_20_Emphasis"><text:span text:style-name="T1"/></text:span></text:p>
      <text:list text:style-name="WWNum2">
        <text:list-item>
          <text:p text:style-name="P11" loext:marker-style-name="T1"><text:span text:style-name="T1">Served as technical lead for MES data platforms supporting large-scale ETL and reporting systems.</text:span><text:span text:style-name="T1"/></text:p>
        </text:list-item>
        <text:list-item>
          <text:p text:style-name="P11"><text:span text:style-name="T1">Managed </text:span><text:span text:style-name="Strong_20_Emphasis"><text:span text:style-name="T1">400+ automated ETL jobs</text:span></text:span><text:span text:style-name="T1"> and </text:span><text:span text:style-name="Strong_20_Emphasis"><text:span text:style-name="T1">100+ scheduled data pipelines</text:span></text:span><text:span text:style-name="T1"> across distributed environments.</text:span></text:p>
        </text:list-item>
        <text:list-item>
          <text:p text:style-name="P11"><text:span text:style-name="T1">Directed complex </text:span><text:span text:style-name="Strong_20_Emphasis"><text:span text:style-name="T1">TIBCO-based transformation engines</text:span></text:span><text:span text:style-name="T1">, ensuring data quality and consistency.</text:span></text:p>
        </text:list-item>
        <text:list-item>
          <text:p text:style-name="P11" loext:marker-style-name="T1"><text:soft-page-break/><text:span text:style-name="T1">Designed data architecture and databases for new FAB manufacturing initiatives.</text:span><text:span text:style-name="T1"/></text:p>
        </text:list-item>
        <text:list-item>
          <text:p text:style-name="P11"><text:span text:style-name="T1">Established </text:span><text:span text:style-name="Strong_20_Emphasis"><text:span text:style-name="T1">QA, validation, and performance testing standards</text:span></text:span><text:span text:style-name="T1"> for production data pipelines.</text:span></text:p>
        </text:list-item>
      </text:list>
      <text:p text:style-name="P12" loext:marker-style-name="T1"/>
      <text:p text:style-name="P5" loext:marker-style-name="T1"/>
      <text:h text:style-name="P7" text:outline-level="3" loext:marker-style-name="T1"><text:span text:style-name="T1">Austin Energy</text:span><text:span text:style-name="T1"/></text:h>
      <text:p text:style-name="P6"><text:span text:style-name="Strong_20_Emphasis"><text:span text:style-name="T1">Senior Program Analyst</text:span></text:span><text:span text:style-name="T1"><text:line-break/></text:span><text:span text:style-name="Strong_20_Emphasis"><text:span text:style-name="T1">Sep 2009 – Apr 2011</text:span></text:span></text:p>
      <text:list text:style-name="WWNum3">
        <text:list-item>
          <text:p text:style-name="P13"><text:span text:style-name="T1">Designed and developed a citywide </text:span><text:span text:style-name="Strong_20_Emphasis"><text:span text:style-name="T1">Speaker Bureau scheduling and reporting application</text:span></text:span><text:span text:style-name="T1">.</text:span></text:p>
        </text:list-item>
        <text:list-item>
          <text:p text:style-name="P13" loext:marker-style-name="T1"><text:span text:style-name="T1">Integrated Oracle- and SQLite-based reporting and calendar modules.</text:span><text:span text:style-name="T1"/></text:p>
        </text:list-item>
      </text:list>
      <text:p text:style-name="P5" loext:marker-style-name="T1"/>
      <text:h text:style-name="P7" text:outline-level="3" loext:marker-style-name="T1"><text:span text:style-name="T1">Samsung Austin Semiconductor</text:span><text:span text:style-name="T1"/></text:h>
      <text:p text:style-name="P2"><text:span text:style-name="Strong_20_Emphasis"><text:span text:style-name="T1">Senior Software Developer – Data &amp; Analytics Systems</text:span></text:span><text:span text:style-name="T1"><text:line-break/></text:span><text:span text:style-name="Strong_20_Emphasis"><text:span text:style-name="T1">Jan 1998 – Aug 2009</text:span></text:span></text:p>
      <text:list text:style-name="WWNum4">
        <text:list-item>
          <text:p text:style-name="P14"><text:span text:style-name="T1">Built and scaled </text:span><text:span text:style-name="Strong_20_Emphasis"><text:span text:style-name="T1">hourly ETL pipelines</text:span></text:span><text:span text:style-name="T1"> aggregating production data from </text:span><text:span text:style-name="Strong_20_Emphasis"><text:span text:style-name="T1">7+ heterogeneous systems</text:span></text:span><text:span text:style-name="T1">.</text:span></text:p>
        </text:list-item>
        <text:list-item>
          <text:p text:style-name="P14"><text:span text:style-name="T1">Developed mission-critical MES reporting and analytics systems using </text:span><text:span text:style-name="Strong_20_Emphasis"><text:span text:style-name="T1">Java, J2EE, Unix scripts, <text:s/>SQL, and PL/SQL.</text:span></text:span></text:p>
        </text:list-item>
        <text:list-item>
          <text:p text:style-name="P14"><text:span text:style-name="T1">Created the </text:span><text:span text:style-name="Strong_20_Emphasis"><text:span text:style-name="T1">EOH (Ending On Hand)</text:span></text:span><text:span text:style-name="T1"> FAB report used by executives and operations leaders.</text:span></text:p>
        </text:list-item>
        <text:list-item>
          <text:p text:style-name="P14"><text:span text:style-name="T1">Implemented high-performance PL/SQL ETL backends with </text:span><text:span text:style-name="Strong_20_Emphasis"><text:span text:style-name="T1">40+ procedures across 35+ tables</text:span></text:span><text:span text:style-name="T1">.</text:span></text:p>
        </text:list-item>
        <text:list-item>
          <text:p text:style-name="P14"><text:span text:style-name="T1">Built </text:span><text:span text:style-name="Strong_20_Emphasis"><text:span text:style-name="T1">real-time monitoring dashboards</text:span></text:span><text:span text:style-name="T1"> (TIBCO Spotfire) for </text:span><text:span text:style-name="Strong_20_Emphasis"><text:span text:style-name="T1">600+ FAB tools</text:span></text:span><text:span text:style-name="T1">.</text:span></text:p>
        </text:list-item>
      </text:list>
      <text:p text:style-name="P5" loext:marker-style-name="T1"/>
      <text:h text:style-name="P7" text:outline-level="3" loext:marker-style-name="T1"><text:span text:style-name="T1">Texas Department of Health</text:span><text:span text:style-name="T1"/></text:h>
      <text:p text:style-name="P2"><text:span text:style-name="Strong_20_Emphasis"><text:span text:style-name="T1">Programmer</text:span></text:span><text:span text:style-name="T1"><text:line-break/></text:span><text:span text:style-name="Strong_20_Emphasis"><text:span text:style-name="T1">Jun 1995 – Dec 1997</text:span></text:span></text:p>
      <text:list text:style-name="WWNum5">
        <text:list-item>
          <text:p text:style-name="P15"><text:span text:style-name="T1">Developed healthcare systems supporting </text:span><text:span text:style-name="Strong_20_Emphasis"><text:span text:style-name="T1">Medicare/Medicaid scheduling and claims processing</text:span></text:span><text:span text:style-name="T1">.</text:span></text:p>
        </text:list-item>
        <text:list-item>
          <text:p text:style-name="P15" loext:marker-style-name="T1"><text:soft-page-break/><text:span text:style-name="T1">Built backend databases and transactional workflows for state healthcare systems.</text:span><text:span text:style-name="T1"/></text:p>
        </text:list-item>
      </text:list>
      <text:p text:style-name="P5" loext:marker-style-name="T1"/>
      <text:h text:style-name="P4" text:outline-level="2" loext:marker-style-name="T1"><text:span text:style-name="T1">KEY PROJECTS</text:span><text:span text:style-name="T1"/></text:h>
      <text:p text:style-name="P9" loext:marker-style-name="T1"/>
      <text:p text:style-name="P6"><text:span text:style-name="Strong_20_Emphasis"><text:span text:style-name="T1">1) Enterprise Reporting Data Warehouse &amp; ETL Platform – FAB Operations (CDC, CI/CD)</text:span></text:span></text:p>
      <text:list text:style-name="WWNum6">
        <text:list-item>
          <text:p text:style-name="P16"><text:span text:style-name="T1">Built and operated a </text:span><text:span text:style-name="Strong_20_Emphasis"><text:span text:style-name="T1">mission-critical reporting data warehouse</text:span></text:span><text:span text:style-name="T1"> providing near real-time visibility into FAB execution, inventory, lot movement, and certifications with </text:span><text:span text:style-name="Strong_20_Emphasis"><text:span text:style-name="T1">24/7 availability and strict SLAs</text:span></text:span><text:span text:style-name="T1">.</text:span></text:p>
        </text:list-item>
        <text:list-item>
          <text:p text:style-name="P16"><text:span text:style-name="T1">Integrated data from </text:span><text:span text:style-name="Strong_20_Emphasis"><text:span text:style-name="T1">MES (SiMAX OI/UI), Oracle production databases, APIs, flat files, and messaging systems</text:span></text:span><text:span text:style-name="T1">, scaling to </text:span><text:span text:style-name="Strong_20_Emphasis"><text:span text:style-name="T1">200+ source tables</text:span></text:span><text:span text:style-name="T1"> using Oracle GoldenGate CDC and Tibco RV messaging CDC.</text:span></text:p>
        </text:list-item>
        <text:list-item>
          <text:p text:style-name="P16"><text:span text:style-name="Strong_20_Emphasis"><text:span text:style-name="T3">Kept data correct and ensured reports were reliable</text:span></text:span><text:span text:style-name="Strong_20_Emphasis"><text:span text:style-name="T1"> </text:span></text:span><text:span text:style-name="T1"><text:s/>through CDC-based replication, idempotent ETL design, reconciliation checks, and referential integrity validation for tables exceeding </text:span><text:span text:style-name="Strong_20_Emphasis"><text:span text:style-name="T1">100M+ rows</text:span></text:span><text:span text:style-name="T1">.</text:span></text:p>
        </text:list-item>
        <text:list-item>
          <text:p text:style-name="P16"><text:span text:style-name="T1">Established </text:span><text:span text:style-name="Strong_20_Emphasis"><text:span text:style-name="T1">data governance and standardization</text:span></text:span><text:span text:style-name="T1"> across 100+ schemas, aligning column definitions, shared KPIs (EOH, lot movement, certifications), shared ETL information, <text:s/>and controlled schema/ETL changes via Jira, Git, Github.</text:span></text:p>
        </text:list-item>
        <text:list-item>
          <text:p text:style-name="P16"><text:span text:style-name="Strong_20_Emphasis"><text:span text:style-name="T3">Move reporting to a separate system so it doesn't slow down live production</text:span></text:span><text:span text:style-name="T1">, reducing FAB system </text:span><text:span text:style-name="Strong_20_Emphasis"><text:span text:style-name="T1">CPU utilization by 30%+</text:span></text:span><text:span text:style-name="T1"> and stabilizing mission-critical workloads.</text:span></text:p>
        </text:list-item>
        <text:list-item>
          <text:p text:style-name="P16"><text:span text:style-name="Strong_20_Emphasis"><text:span text:style-name="T3">Over 1,000 ETL data pipelines were built and maintained using</text:span></text:span><text:span text:style-name="Strong_20_Emphasis"><text:span text:style-name="T1"> </text:span></text:span><text:span text:style-name="T1">Python scripts, Informatica PowerCenter, PL/SQL, UNIX automation, SSIS, and REST/SOAP APIs with full monitoring, logging, and recovery.</text:span></text:p>
        </text:list-item>
        <text:list-item>
          <text:p text:style-name="P16"><text:span text:style-name="T1">Provided reliable analytics and reporting (EOH, execution dashboards) used by operators through executives, </text:span><text:span text:style-name="Strong_20_Emphasis"><text:span text:style-name="T1">improving shipment efficiency by 10%+</text:span></text:span><text:span text:style-name="T1">.</text:span></text:p>
        </text:list-item>
        <text:list-item>
          <text:p text:style-name="P16" loext:marker-style-name="T4"><text:span text:style-name="T1">Delivered 24/7 production support by implementing Splunk-based alerting, SQL performance checks, and UNIX monitoring scripts integrated with company email and paging systems, enabling automated error detection, SLA-driven escalation, and quickly incident response to Help Desk, engineers, application owners, and department owner teams. </text:span><text:span text:style-name="T4"/></text:p>
        </text:list-item>
      </text:list>
      <text:h text:style-name="P4" text:outline-level="2" loext:marker-style-name="T1"><text:span text:style-name="T1">2) Database Performance Tuning</text:span><text:span text:style-name="T1"/></text:h>
      <text:p text:style-name="P6"><text:span text:style-name="Strong_20_Emphasis"><text:span text:style-name="T1"><text:s text:c="4"/>Annual Database Performance Tuning for Manufacturing ETL Systems</text:span></text:span></text:p>
      <text:p text:style-name="P6"><text:soft-page-break/><text:span text:style-name="T1">At Samsung Austin Semiconductor, I led </text:span><text:span text:style-name="Strong_20_Emphasis"><text:span text:style-name="T1">yearly database performance tuning</text:span></text:span><text:span text:style-name="T1"> activities aligned with FAB maintenance windows to address </text:span><text:span text:style-name="Strong_20_Emphasis"><text:span text:style-name="T1">data growth, workload changes, and platform upgrades</text:span></text:span><text:span text:style-name="T1">.</text:span></text:p>
      <text:p text:style-name="P6" loext:marker-style-name="T1"><text:span text:style-name="T1">Key optimization work included:</text:span><text:span text:style-name="T1"/></text:p>
      <text:list text:style-name="WWNum7">
        <text:list-item>
          <text:p text:style-name="P17" loext:marker-style-name="T1"><text:span text:style-name="T1">Standardizing table definitions across schemas (column size validation &amp; correction)</text:span><text:span text:style-name="T1"/></text:p>
        </text:list-item>
        <text:list-item>
          <text:p text:style-name="P17" loext:marker-style-name="T1"><text:span text:style-name="T1">Tuning slow-running SQL identified throughout the year</text:span><text:span text:style-name="T1"/></text:p>
        </text:list-item>
        <text:list-item>
          <text:p text:style-name="P17" loext:marker-style-name="T1"><text:span text:style-name="T1">Running database statistics for optimal query planning</text:span><text:span text:style-name="T1"/></text:p>
        </text:list-item>
        <text:list-item>
          <text:p text:style-name="P17" loext:marker-style-name="T1"><text:span text:style-name="T1">Reviewing and optimizing indexes to balance read performance and write overhead</text:span><text:span text:style-name="T1"/></text:p>
        </text:list-item>
        <text:list-item>
          <text:p text:style-name="P17" loext:marker-style-name="T1"><text:span text:style-name="T1">Dropping/recreating large tables (over 100+ million records) impacted by memory fragmentation</text:span><text:span text:style-name="T1"/></text:p>
        </text:list-item>
        <text:list-item>
          <text:p text:style-name="P17" loext:marker-style-name="T1"><text:span text:style-name="T1">Rebuilding critical indexes for high-volume ETL workloads</text:span><text:span text:style-name="T1"/></text:p>
        </text:list-item>
      </text:list>
      <text:p text:style-name="P6"><text:span text:style-name="T1">📈 </text:span><text:span text:style-name="Strong_20_Emphasis"><text:span text:style-name="T1">Result:</text:span></text:span><text:span text:style-name="T1"><text:line-break/>Improved overall database performance by </text:span><text:span text:style-name="Strong_20_Emphasis"><text:span text:style-name="T1">30%+</text:span></text:span><text:span text:style-name="T1">, measured by reduced CPU utilization and faster query execution times—directly improving ETL throughput and reporting SLAs.</text:span></text:p>
      <text:h text:style-name="P7" text:outline-level="3" loext:marker-style-name="T1"><text:span text:style-name="T1">3) Manufacturing Certification &amp; Eligibility System</text:span><text:span text:style-name="T1"/></text:h>
      <text:p text:style-name="P2"><text:span text:style-name="Strong_20_Emphasis"><text:span text:style-name="T1">Samsung Austin Semiconductor | 2024</text:span></text:span></text:p>
      <text:list xml:id="list3520548563" text:style-name="WWNum8">
        <text:list-item>
          <text:p text:style-name="P18" loext:marker-style-name="T1"><text:span text:style-name="T1">Designed a <text:s/>very important certification system enabling operators and engineers to validate tool eligibility before FAB operation.</text:span><text:span text:style-name="T1"/></text:p>
        </text:list-item>
        <text:list-item>
          <text:p text:style-name="P18"><text:span text:style-name="T1">Built </text:span><text:span text:style-name="Strong_20_Emphasis"><text:span text:style-name="T1">daily automated ETL pipelines</text:span></text:span><text:span text:style-name="T1"> integrating data from </text:span><text:span text:style-name="Strong_20_Emphasis"><text:span text:style-name="T1">12 heterogeneous source systems</text:span></text:span><text:span text:style-name="T1"> into a centralized reporting-certification database.</text:span></text:p>
        </text:list-item>
        <text:list-item>
          <text:p text:style-name="P18"><text:span text:style-name="T1">Replaced manual certification reporting with automated data integration, eliminating typos-error, redundant data entry.</text:span></text:p>
        </text:list-item>
        <text:list-item>
          <text:p text:style-name="P18" loext:marker-style-name="T1"><text:span text:style-name="T1">This system is then integrated into SiMAX operation system. </text:span><text:span text:style-name="T1"/></text:p>
        </text:list-item>
      </text:list>
      <text:p text:style-name="P19"><text:span text:style-name="Strong_20_Emphasis"><text:span text:style-name="T1">Result:</text:span></text:span><text:span text:style-name="T1"><text:line-break/>The system significantly improved FAB execution efficiency by:</text:span></text:p>
      <text:list xml:id="list153307297740462" text:continue-list="list3520548563" text:style-name="WWNum18">
        <text:list-item>
          <text:p text:style-name="P20" loext:marker-style-name="T1"><text:span text:style-name="T1">Improving </text:span><text:span text:style-name="Strong_20_Emphasis"><text:span text:style-name="T1">TKIN/TKOUT and lot movement flow</text:span></text:span><text:span text:style-name="T1"> by preventing execution delays caused by manual certification checks</text:span></text:p>
        </text:list-item>
        <text:list-item text:style-override="WWNum19">
          <text:p text:style-name="P21" loext:marker-style-name="T1"><text:span text:style-name="T1">Reducing </text:span><text:span text:style-name="Strong_20_Emphasis"><text:span text:style-name="T1">near-miss events and scrap risk</text:span></text:span><text:span text:style-name="T1"> by blocking unqualified tool operation</text:span></text:p>
        </text:list-item>
        <text:list-item text:style-override="WWNum20">
          <text:p text:style-name="P22" loext:marker-style-name="T1"><text:span text:style-name="T1">Supporting </text:span><text:span text:style-name="Strong_20_Emphasis"><text:span text:style-name="T1">yield stability</text:span></text:span><text:span text:style-name="T1"> through correct tool usage</text:span></text:p>
        </text:list-item>
        <text:list-item text:style-override="WWNum21">
          <text:p text:style-name="P23" loext:marker-style-name="T1"><text:span text:style-name="T1">Saving hundreds of engineering hours and reducing input labor costs by approximately </text:span><text:span text:style-name="Strong_20_Emphasis"><text:span text:style-name="T1">$10K per day</text:span></text:span></text:p>
        </text:list-item>
      </text:list>
      <text:p text:style-name="P6" loext:marker-style-name="T1"><text:soft-page-break/><text:span text:style-name="T1">The solution became a trusted, always-on control point for safe and efficient FAB operations.</text:span><text:span text:style-name="T1"/></text:p>
      <text:list text:continue-list="list153307297740462" text:style-name="WWNum8">
        <text:list-item>
          <text:p text:style-name="P24" loext:marker-style-name="T1"/>
        </text:list-item>
      </text:list>
      <text:p text:style-name="P5" loext:marker-style-name="T1"/>
      <text:h text:style-name="P7" text:outline-level="3" loext:marker-style-name="T1"><text:span text:style-name="T1">4) Oracle GoldenGate Real-Time Data Replication</text:span><text:span text:style-name="T1"/></text:h>
      <text:p text:style-name="P2"><text:span text:style-name="Strong_20_Emphasis"><text:span text:style-name="T1">Samsung Austin Semiconductor | 2020</text:span></text:span></text:p>
      <text:list text:style-name="WWNum9">
        <text:list-item>
          <text:p text:style-name="P25"><text:span text:style-name="T1">Led a real-time CDC initiative to offload high-volume read operations from production databases containing </text:span><text:span text:style-name="Strong_20_Emphasis"><text:span text:style-name="T1">100M+ records</text:span></text:span><text:span text:style-name="T1">.</text:span></text:p>
        </text:list-item>
        <text:list-item>
          <text:p text:style-name="P25"><text:span text:style-name="T1">Designed and implemented </text:span><text:span text:style-name="Strong_20_Emphasis"><text:span text:style-name="T1">Oracle GoldenGate</text:span></text:span><text:span text:style-name="T1"> replication to a reporting warehouse, maintaining near–real-time data availability.</text:span></text:p>
        </text:list-item>
        <text:list-item>
          <text:p text:style-name="P25" loext:marker-style-name="T1"><text:span text:style-name="T1">Configured database logging, OS permissions, network ports, GGSCI, Extract/Replicat processes, and checkpoints.</text:span><text:span text:style-name="T1"/></text:p>
        </text:list-item>
        <text:list-item>
          <text:p text:style-name="P25"><text:span text:style-name="T1">Executed initial bulk loads followed by incremental CDC, scaling to </text:span><text:span text:style-name="Strong_20_Emphasis"><text:span text:style-name="T1">200+ tables</text:span></text:span><text:span text:style-name="T1">.</text:span></text:p>
        </text:list-item>
        <text:list-item>
          <text:p text:style-name="P25"><text:span text:style-name="T1">Reduced production CPU utilization from </text:span><text:span text:style-name="Strong_20_Emphasis"><text:span text:style-name="T1">~90% to ~70%</text:span></text:span><text:span text:style-name="T1">, stabilizing FAB operations.</text:span></text:p>
        </text:list-item>
        <text:list-item>
          <text:p text:style-name="P25"><text:span text:style-name="T1">Architecture aligns with </text:span><text:span text:style-name="Strong_20_Emphasis"><text:span text:style-name="T1">AWS DMS Full Load + CDC</text:span></text:span><text:span text:style-name="T1"> patterns and cloud-based analytical consumption models.</text:span></text:p>
        </text:list-item>
      </text:list>
      <text:p text:style-name="P12" loext:marker-style-name="T1"/>
      <text:p text:style-name="P5" loext:marker-style-name="T1"/>
      <text:h text:style-name="P4" text:outline-level="2" loext:marker-style-name="T1"><text:span text:style-name="T1">5) EOH (Ending On Hand) Production Reporting System</text:span><text:span text:style-name="T1"/></text:h>
      <text:p text:style-name="P2"><text:span text:style-name="Strong_20_Emphasis"><text:span text:style-name="T1">Samsung Austin Semiconductor | 2009</text:span></text:span></text:p>
      <text:list text:style-name="WWNum10">
        <text:list-item>
          <text:p text:style-name="P26"><text:span text:style-name="T1">Created a </text:span><text:span text:style-name="Strong_20_Emphasis"><text:span text:style-name="T1">mission-critical manufacturing reporting platform</text:span></text:span><text:span text:style-name="T1"> supporting daily FAB operations and executive decision-making.</text:span></text:p>
        </text:list-item>
        <text:list-item>
          <text:p text:style-name="P26"><text:span text:style-name="T1">Built and operated </text:span><text:span text:style-name="Strong_20_Emphasis"><text:span text:style-name="T1">hourly ETL pipelines</text:span></text:span><text:span text:style-name="T1"> integrating data from </text:span><text:span text:style-name="Strong_20_Emphasis"><text:span text:style-name="T1">7 heterogeneous source systems</text:span></text:span><text:span text:style-name="T1"> into a centralized reporting database.</text:span></text:p>
        </text:list-item>
        <text:list-item>
          <text:p text:style-name="P26"><text:span text:style-name="T1">Developed and optimized a </text:span><text:span text:style-name="Strong_20_Emphasis"><text:span text:style-name="T1">PL/SQL-based ETL backend</text:span></text:span><text:span text:style-name="T1">, implementing </text:span><text:span text:style-name="Strong_20_Emphasis"><text:span text:style-name="T1">40+ stored procedures across 35+ tables</text:span></text:span><text:span text:style-name="T1"> for high-performance data processing.</text:span></text:p>
        </text:list-item>
        <text:list-item>
          <text:p text:style-name="P26"><text:span text:style-name="T1">Enabled </text:span><text:span text:style-name="Strong_20_Emphasis"><text:span text:style-name="T1">end-to-end visibility of production flow</text:span></text:span><text:span text:style-name="T1">, from initial processing through shipment, across all production lines.</text:span></text:p>
        </text:list-item>
        <text:list-item>
          <text:p text:style-name="P26"><text:span text:style-name="T1">Improved shipment performance by </text:span><text:span text:style-name="Strong_20_Emphasis"><text:span text:style-name="T1">10%+</text:span></text:span><text:span text:style-name="T1"> by providing accurate, near–real-time insights into lot movement and capacity.</text:span></text:p>
        </text:list-item>
        <text:list-item>
          <text:p text:style-name="P26" loext:marker-style-name="T4"><text:soft-page-break/><text:span text:style-name="T3">Made sure reports were accurate and safe to use</text:span><text:span text:style-name="T1"> for FAB operations; system reliability was critical, as production planning and execution slowed significantly when the report was unavailable.</text:span></text:p>
        </text:list-item>
      </text:list>
      <text:h text:style-name="P4" text:outline-level="2" loext:marker-style-name="T1"><text:span text:style-name="T1">HANDS-ON DATA ENGINEERING PROJECTS (AWS &amp; PYTHON)</text:span><text:span text:style-name="T1"/></text:h>
      <text:p text:style-name="P6"><text:span text:style-name="T1">GitHub: </text:span><text:a xlink:type="simple" xlink:href="https://github.com/person1953-ux/PRODUCT" office:target-frame-name="_new" xlink:show="replace" text:style-name="Internet_20_link" text:visited-style-name="Visited_20_Internet_20_Link"><text:span text:style-name="Internet_20_link"><text:span text:style-name="T1">https://github.com/person1953-ux/PRODUCT</text:span></text:span></text:a></text:p>
      <text:list text:style-name="WWNum11">
        <text:list-item>
          <text:p text:style-name="P27" loext:marker-style-name="T1"><text:span text:style-name="T1">AWS Glue ETL (S3 → Athena → Hive), scheduled and monitored via CloudWatch</text:span><text:span text:style-name="T1"/></text:p>
        </text:list-item>
        <text:list-item>
          <text:p text:style-name="P27" loext:marker-style-name="T1"><text:span text:style-name="T1">Multi-format ingestion (CSV/JSON/XML) using pandas → Oracle/MySQL/Snowflake</text:span><text:span text:style-name="T1"/></text:p>
        </text:list-item>
        <text:list-item>
          <text:p text:style-name="P27" loext:marker-style-name="T1"><text:span text:style-name="T1">REST API ingestion pipelines → MySQL</text:span><text:span text:style-name="T1"/></text:p>
        </text:list-item>
        <text:list-item>
          <text:p text:style-name="P27" loext:marker-style-name="T1"><text:span text:style-name="T1">Athena → Databricks → DynamoDB integration</text:span><text:span text:style-name="T1"/></text:p>
        </text:list-item>
        <text:list-item>
          <text:p text:style-name="P27" loext:marker-style-name="T1"><text:span text:style-name="T1">Web scraping ETL (BeautifulSoup) → SQLite/PostgreSQL</text:span><text:span text:style-name="T1"/></text:p>
        </text:list-item>
        <text:list-item>
          <text:p text:style-name="P27" loext:marker-style-name="T1"><text:span text:style-name="T1">Oracle → Tableau reporting pipelines</text:span><text:span text:style-name="T1"/></text:p>
        </text:list-item>
        <text:list-item>
          <text:p text:style-name="P27" loext:marker-style-name="T1"><text:span text:style-name="T1">Snowflake analytics with S3 ingestion and matplotlib visualization</text:span><text:span text:style-name="T1"/></text:p>
        </text:list-item>
      </text:list>
      <text:p text:style-name="P5" loext:marker-style-name="T1"/>
      <text:h text:style-name="P4" text:outline-level="2" loext:marker-style-name="T1"><text:span text:style-name="T1">CERTIFICATIONS &amp; TRAINING</text:span><text:span text:style-name="T1"/></text:h>
      <text:p text:style-name="P28" loext:marker-style-name="T1"><text:span text:style-name="T1">https://github.com/person1953-ux/PRODUCT/tree/main/Certification</text:span><text:span text:style-name="T1"/></text:p>
      <text:list text:style-name="WWNum12">
        <text:list-item>
          <text:p text:style-name="P29" loext:marker-style-name="T1"><text:span text:style-name="T1">Informatica PowerCenter (Level 1 &amp; 2)</text:span><text:span text:style-name="T1"/></text:p>
        </text:list-item>
        <text:list-item>
          <text:p text:style-name="P29" loext:marker-style-name="T1"><text:span text:style-name="T1">Oracle SQL &amp; Performance Tuning</text:span><text:span text:style-name="T1"/></text:p>
        </text:list-item>
        <text:list-item>
          <text:p text:style-name="P29" loext:marker-style-name="T1"><text:span text:style-name="T1">Advanced SQL</text:span><text:span text:style-name="T1"/></text:p>
        </text:list-item>
        <text:list-item>
          <text:p text:style-name="P29" loext:marker-style-name="T1"><text:span text:style-name="T1">MaxGauge Database Monitoring &amp; Performance</text:span><text:span text:style-name="T1"/></text:p>
        </text:list-item>
        <text:list-item>
          <text:p text:style-name="P29" loext:marker-style-name="T1"><text:span text:style-name="T1">IBM – Python for Data Engineering</text:span><text:span text:style-name="T1"/></text:p>
        </text:list-item>
        <text:list-item>
          <text:p text:style-name="P29" loext:marker-style-name="T1"><text:span text:style-name="T1">Microsoft – Python Programming Fundamentals</text:span><text:span text:style-name="T1"/></text:p>
        </text:list-item>
        <text:list-item>
          <text:p text:style-name="P29"><text:span text:style-name="Strong_20_Emphasis"><text:span text:style-name="T5">AWS Certified Cloud Practitioner</text:span></text:span></text:p>
        </text:list-item>
        <text:list-item>
          <text:p text:style-name="P29" loext:marker-style-name="T1"><text:span text:style-name="T1">Databricks Fundamentals</text:span><text:span text:style-name="T1"/></text:p>
        </text:list-item>
      </text:list>
      <text:p text:style-name="P5" loext:marker-style-name="T1"/>
      <text:h text:style-name="P4" text:outline-level="2" loext:marker-style-name="T1"><text:span text:style-name="T1">EDUCATION</text:span><text:span text:style-name="T1"/></text:h>
      <text:p text:style-name="P2"><text:span text:style-name="Strong_20_Emphasis"><text:span text:style-name="T1">McNeese State University</text:span></text:span><text:span text:style-name="T1"><text:line-break/>B.S. in Computer Science &amp; Statistics</text:span></text:p>
      <text:p text:style-name="P3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>
      <style:text-properties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20:36:02</meta:creation-date>
    <dc:language>en-US</dc:language>
    <dc:date>2026-01-16T14:37:34</dc:date>
    <meta:editing-cycles>57</meta:editing-cycles>
    <meta:editing-duration>PT16H54M</meta:editing-duration>
    <meta:generator>LibreOffice/25.2.7.2$Windows_X86_64 LibreOffice_project/5cbfd1ab6520636bb5f7b99185aa69bd7456825d</meta:generator>
    <meta:document-statistic meta:table-count="0" meta:image-count="0" meta:object-count="0" meta:page-count="7" meta:paragraph-count="117" meta:word-count="1376" meta:character-count="10085" meta:non-whitespace-character-count="8878"/>
    <meta:user-defined meta:name="AppVersion">15.0000</meta:user-defined>
  </office:meta>
</office:document-meta>
</file>